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GenerateList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1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"/>
    </style:style>
    <style:style style:name="ce6" style:family="table-cell" style:parent-style-name="Default">
      <style:text-properties style:font-name="Courier New"/>
    </style:style>
    <style:style style:name="ce7" style:family="table-cell" style:parent-style-name="Default">
      <style:text-properties style:font-name="Courier New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Etixx-Classic-145-2017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>
            <text:p>Km</text:p>
          </table:table-cell>
          <table:table-cell table:style-name="ce3" office:value-type="string">
            <text:p>Comment</text:p>
          </table:table-cell>
          <table:table-cell table:style-name="ce3" table:number-columns-repeated="1021"/>
        </table:table-row>
        <table:table-row table:style-name="ro1">
          <table:table-cell table:style-name="ce2"/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Korsele - 1100 – 6%</text:p>
          </table:table-cell>
          <table:table-cell table:number-columns-repeated="1021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Pottenberg - 1500 – 9%</text:p>
          </table:table-cell>
          <table:table-cell table:number-columns-repeated="1021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Hellenhoek – 520 – 6%</text:p>
          </table:table-cell>
          <table:table-cell table:number-columns-repeated="1021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Ravito 1</text:p>
          </table:table-cell>
          <table:table-cell table:number-columns-repeated="1021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Géron – 1100 – 7%</text:p>
          </table:table-cell>
          <table:table-cell table:number-columns-repeated="1021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Plachettes – 1100 – 13%</text:p>
          </table:table-cell>
          <table:table-cell table:number-columns-repeated="1021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Mainvault – 2140 – 11%</text:p>
          </table:table-cell>
          <table:table-cell table:number-columns-repeated="1021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Papins – 1200 – 16%</text:p>
          </table:table-cell>
          <table:table-cell table:number-columns-repeated="1021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Croisette – 1100 – 7%</text:p>
          </table:table-cell>
          <table:table-cell table:number-columns-repeated="1021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Ravito 2</text:p>
          </table:table-cell>
          <table:table-cell table:number-columns-repeated="1021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Fortuinberg – 1100 – 18%</text:p>
          </table:table-cell>
          <table:table-cell table:number-columns-repeated="1021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Fontainestraat – 900 – 6%</text:p>
          </table:table-cell>
          <table:table-cell table:number-columns-repeated="1021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Hottondberg – 800 – 8%</text:p>
          </table:table-cell>
          <table:table-cell table:number-columns-repeated="1021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Rissignies – 1500 – 8%</text:p>
          </table:table-cell>
          <table:table-cell table:number-columns-repeated="1021"/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Kwadenbulk – 900 – 12%</text:p>
          </table:table-cell>
          <table:table-cell table:number-columns-repeated="1021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Finish</text:p>
          </table:table-cell>
          <table:table-cell table:number-columns-repeated="1021"/>
        </table:table-row>
        <table:table-row table:style-name="ro1" table:number-rows-repeated="14">
          <table:table-cell table:number-columns-repeated="1023"/>
        </table:table-row>
        <table:table-row table:style-name="ro2">
          <table:table-cell office:value-type="string">
            <text:p>0,Start;19,Korsele - 1100 – 6%;23,Pottenberg - 1500 – 9%;30,Hellenhoek – 520 – 6%;36,Ravito 1;39,Géron – 1100 – 7%;42,Plachettes – 1100 – 13%;69,Mainvault – 2140 – 11%;77,Papins – 1200 – 16%;85,Croisette – 1100 – 7%;95,Ravito 2;97,Fortuinberg – 1100 – 18%;102,Fontainestraat – 900 – 6%;108,Hottondberg – 800 – 8%;114,Rissignies – 1500 – 8%;129,Kwadenbulk – 900 – 12%;155,Finish;</text:p>
          </table:table-cell>
          <table:table-cell table:number-columns-repeated="1022"/>
        </table:table-row>
      </table:table>
      <table:table table:name="Tour-de-Namur-166-2017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>
            <text:p>Km</text:p>
          </table:table-cell>
          <table:table-cell table:style-name="ce3" office:value-type="string">
            <text:p>Comment</text:p>
          </table:table-cell>
          <table:table-cell table:style-name="ce3" table:number-columns-repeated="1021"/>
        </table:table-row>
        <table:table-row table:style-name="ro1">
          <table:table-cell table:style-name="ce2"/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itadelle</text:p>
          </table:table-cell>
          <table:table-cell table:number-columns-repeated="1021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Marly - 8%</text:p>
          </table:table-cell>
          <table:table-cell table:number-columns-repeated="1021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Niole – 5%</text:p>
          </table:table-cell>
          <table:table-cell table:number-columns-repeated="1021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Ravito 1</text:p>
          </table:table-cell>
          <table:table-cell table:number-columns-repeated="1021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Haie – 16%</text:p>
          </table:table-cell>
          <table:table-cell table:number-columns-repeated="1021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Grogn. – 10%</text:p>
          </table:table-cell>
          <table:table-cell table:number-columns-repeated="1021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Foy ND – 8%</text:p>
          </table:table-cell>
          <table:table-cell table:number-columns-repeated="1021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Ravito 2</text:p>
          </table:table-cell>
          <table:table-cell table:number-columns-repeated="1021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Plantis – 6%</text:p>
          </table:table-cell>
          <table:table-cell table:number-columns-repeated="1021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Mont – 8%</text:p>
          </table:table-cell>
          <table:table-cell table:number-columns-repeated="1021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Sovet – 12%</text:p>
          </table:table-cell>
          <table:table-cell table:number-columns-repeated="1021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Monnis – 11%</text:p>
          </table:table-cell>
          <table:table-cell table:number-columns-repeated="1021"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Maillen – 6%</text:p>
          </table:table-cell>
          <table:table-cell table:number-columns-repeated="1021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Monty – 22%</text:p>
          </table:table-cell>
          <table:table-cell table:number-columns-repeated="1021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Ravito 3</text:p>
          </table:table-cell>
          <table:table-cell table:number-columns-repeated="1021"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Beau <text:s/>Vallon</text:p>
          </table:table-cell>
          <table:table-cell table:number-columns-repeated="1021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Route M. – 8%</text:p>
          </table:table-cell>
          <table:table-cell table:number-columns-repeated="1021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Finish</text:p>
          </table:table-cell>
          <table:table-cell table:number-columns-repeated="1021"/>
        </table:table-row>
        <table:table-row table:style-name="ro1" table:number-rows-repeated="12">
          <table:table-cell table:number-columns-repeated="1023"/>
        </table:table-row>
        <table:table-row table:style-name="ro2">
          <table:table-cell office:value-type="string">
            <text:p>0,Start;1,Citadelle;26,Marly - 8%;41,Niole – 5%;44,Ravito 1;64,Haie – 16%;80,Grogn. – 10%;84,Foy ND – 8%;85,Ravito 2;91,Plantis – 6%;94,Mont – 8%;113,Sovet – 12%;121,Monnis – 11%;128,Maillen – 6%;138,Monty – 22%;145,Ravito 3;147,Beau <text:s/>Vallon;160,Route M. – 8%;166,Finish;</text:p>
          </table:table-cell>
          <table:table-cell table:number-columns-repeated="1022"/>
        </table:table-row>
      </table:table>
      <table:table table:name="Marmotte - 2017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>
            <text:p>Km</text:p>
          </table:table-cell>
          <table:table-cell table:style-name="ce3" office:value-type="string">
            <text:p>Comment</text:p>
          </table:table-cell>
          <table:table-cell table:style-name="ce3" table:number-columns-repeated="1021"/>
        </table:table-row>
        <table:table-row table:style-name="ro1">
          <table:table-cell table:style-name="ce2"/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Glandon – Ravito</text:p>
          </table:table-cell>
          <table:table-cell table:number-columns-repeated="1021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St-Etienne</text:p>
          </table:table-cell>
          <table:table-cell table:number-columns-repeated="1021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St-Jean</text:p>
          </table:table-cell>
          <table:table-cell table:number-columns-repeated="1021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Télégraphe</text:p>
          </table:table-cell>
          <table:table-cell table:number-columns-repeated="1021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Valloire – Ravito</text:p>
          </table:table-cell>
          <table:table-cell table:number-columns-repeated="1021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Galibier</text:p>
          </table:table-cell>
          <table:table-cell table:number-columns-repeated="1021"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Bourg d’Oisans – Ravito</text:p>
          </table:table-cell>
          <table:table-cell table:number-columns-repeated="1021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Finish</text:p>
          </table:table-cell>
          <table:table-cell table:number-columns-repeated="1021"/>
        </table:table-row>
        <table:table-row table:style-name="ro1" table:number-rows-repeated="22">
          <table:table-cell table:number-columns-repeated="1023"/>
        </table:table-row>
        <table:table-row table:style-name="ro2">
          <table:table-cell office:value-type="string">
            <text:p>0,Start;36,Glandon – Ravito;57,St-Etienne;81,St-Jean;91,Télégraphe;95,Valloire – Ravito;113,Galibier;160,Bourg d’Oisans – Ravito;174,Finish;</text:p>
          </table:table-cell>
          <table:table-cell table:number-columns-repeated="1022"/>
        </table:table-row>
      </table:table>
      <table:table table:name="EDT - 2017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3">
          <table:table-cell table:style-name="ce1" office:value-type="string">
            <text:p>Km</text:p>
          </table:table-cell>
          <table:table-cell table:style-name="ce3" office:value-type="string">
            <text:p>Comment</text:p>
          </table:table-cell>
          <table:table-cell table:style-name="ce3" table:number-columns-repeated="1021"/>
        </table:table-row>
        <table:table-row table:style-name="ro3">
          <table:table-cell table:style-name="ce2"/>
          <table:table-cell table:number-columns-repeated="1022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St-Crépin</text:p>
          </table:table-cell>
          <table:table-cell table:number-columns-repeated="1021"/>
        </table:table-row>
        <table:table-row table:style-name="ro3">
          <table:table-cell office:value-type="float" office:value="47">
            <text:p>47</text:p>
          </table:table-cell>
          <table:table-cell office:value-type="string">
            <text:p>Ravito</text:p>
          </table:table-cell>
          <table:table-cell table:number-columns-repeated="1021"/>
        </table:table-row>
        <table:table-row table:style-name="ro3">
          <table:table-cell office:value-type="float" office:value="55">
            <text:p>55</text:p>
          </table:table-cell>
          <table:table-cell office:value-type="string">
            <text:p>Savine</text:p>
          </table:table-cell>
          <table:table-cell table:number-columns-repeated="1021"/>
        </table:table-row>
        <table:table-row table:style-name="ro3">
          <table:table-cell office:value-type="float" office:value="62">
            <text:p>62</text:p>
          </table:table-cell>
          <table:table-cell office:value-type="string">
            <text:p>Côte</text:p>
          </table:table-cell>
          <table:table-cell table:number-columns-repeated="1021"/>
        </table:table-row>
        <table:table-row table:style-name="ro3">
          <table:table-cell office:value-type="float" office:value="100">
            <text:p>100</text:p>
          </table:table-cell>
          <table:table-cell office:value-type="string">
            <text:p>Ravito</text:p>
          </table:table-cell>
          <table:table-cell table:number-columns-repeated="1021"/>
        </table:table-row>
        <table:table-row table:style-name="ro3">
          <table:table-cell office:value-type="float" office:value="116">
            <text:p>116</text:p>
          </table:table-cell>
          <table:table-cell office:value-type="string">
            <text:p>Eau</text:p>
          </table:table-cell>
          <table:table-cell table:number-columns-repeated="1021"/>
        </table:table-row>
        <table:table-row table:style-name="ro3">
          <table:table-cell office:value-type="float" office:value="131">
            <text:p>131</text:p>
          </table:table-cell>
          <table:table-cell office:value-type="string">
            <text:p>Vars Eau</text:p>
          </table:table-cell>
          <table:table-cell table:number-columns-repeated="1021"/>
        </table:table-row>
        <table:table-row table:style-name="ro3">
          <table:table-cell office:value-type="float" office:value="151">
            <text:p>151</text:p>
          </table:table-cell>
          <table:table-cell office:value-type="string">
            <text:p>Ravito</text:p>
          </table:table-cell>
          <table:table-cell table:number-columns-repeated="1021"/>
        </table:table-row>
        <table:table-row table:style-name="ro3">
          <table:table-cell office:value-type="float" office:value="172">
            <text:p>172</text:p>
          </table:table-cell>
          <table:table-cell office:value-type="string">
            <text:p>Eau</text:p>
          </table:table-cell>
          <table:table-cell table:number-columns-repeated="1021"/>
        </table:table-row>
        <table:table-row table:style-name="ro3">
          <table:table-cell office:value-type="float" office:value="181">
            <text:p>181</text:p>
          </table:table-cell>
          <table:table-cell office:value-type="string">
            <text:p>Izoard</text:p>
          </table:table-cell>
          <table:table-cell table:number-columns-repeated="1021"/>
        </table:table-row>
        <table:table-row table:style-name="ro3" table:number-rows-repeated="20">
          <table:table-cell table:number-columns-repeated="1023"/>
        </table:table-row>
        <table:table-row table:style-name="ro3">
          <table:table-cell office:value-type="string">
            <text:p>0,Start;24,St-Crépin;47,Ravito;55,Savine;62,Côte;100,Ravito;116,Eau;131,Vars Eau;151,Ravito;172,Eau;181,Izoard;</text:p>
          </table:table-cell>
          <table:table-cell table:number-columns-repeated="1022"/>
        </table:table-row>
      </table:table>
      <table:table table:name="Velomediane - 2017" table:style-name="ta1">
        <table:table-column table:style-name="co1" table:default-cell-style-name="ce6"/>
        <table:table-column table:style-name="co2" table:default-cell-style-name="ce6"/>
        <table:table-column table:style-name="co1" table:number-columns-repeated="1021" table:default-cell-style-name="Default"/>
        <table:table-row table:style-name="ro1">
          <table:table-cell table:style-name="ce4" office:value-type="string">
            <text:p>Km</text:p>
          </table:table-cell>
          <table:table-cell table:style-name="ce7" office:value-type="string">
            <text:p>Comment</text:p>
          </table:table-cell>
          <table:table-cell table:style-name="ce3" table:number-columns-repeated="1021"/>
        </table:table-row>
        <table:table-row table:style-name="ro1">
          <table:table-cell table:style-name="ce5"/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eau 5%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Hives 7%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Ortho 3%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Fily 5%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Wib 6%</text:p>
          </table:table-cell>
          <table:table-cell table:number-columns-repeated="1021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Nad 4%</text:p>
          </table:table-cell>
          <table:table-cell table:number-columns-repeated="1021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Mur 9%</text:p>
          </table:table-cell>
          <table:table-cell table:number-columns-repeated="1021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Ravi 1</text:p>
          </table:table-cell>
          <table:table-cell table:number-columns-repeated="1021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Roc 15%</text:p>
          </table:table-cell>
          <table:table-cell table:number-columns-repeated="1021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Sam 4%</text:p>
          </table:table-cell>
          <table:table-cell table:number-columns-repeated="1021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Fosse 6%</text:p>
          </table:table-cell>
          <table:table-cell table:number-columns-repeated="1021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Odei 5%</text:p>
          </table:table-cell>
          <table:table-cell table:number-columns-repeated="1021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Male 10%</text:p>
          </table:table-cell>
          <table:table-cell table:number-columns-repeated="1021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Roc 10%</text:p>
          </table:table-cell>
          <table:table-cell table:number-columns-repeated="1021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Rid 8%</text:p>
          </table:table-cell>
          <table:table-cell table:number-columns-repeated="1021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Ravi 2</text:p>
          </table:table-cell>
          <table:table-cell table:number-columns-repeated="1021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Beff 10%</text:p>
          </table:table-cell>
          <table:table-cell table:number-columns-repeated="1021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Laid 6%</text:p>
          </table:table-cell>
          <table:table-cell table:number-columns-repeated="1021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Doc 4%</text:p>
          </table:table-cell>
          <table:table-cell table:number-columns-repeated="1021"/>
        </table:table-row>
        <table:table-row table:style-name="ro1" table:number-rows-repeated="2">
          <table:table-cell table:number-columns-repeated="1023"/>
        </table:table-row>
        <table:table-row table:style-name="ro1" table:number-rows-repeated="9"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>
            <text:p>0,Start;1,Beau 5%;18,Hives 7%;25,Ortho 3%;40,Fily 5%;45,Wib 6%;47,Nad 4%;55,Mur 9%;60,Ravi 1;67,Roc 15%;75,Sam 4%;86,Fosse 6%;90,Odei 5%;98,Male 10%;113,Roc 10%;122,Rid 8%;132,Ravi 2;148,Beff 10%;156,Laid 6%;160,Doc 4%;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>
            <text:p>0,Start;1,Beau 5%;18,Hives 7%;25,Ortho 3%;40,Fily 5%;45,Wib 6%;47,Nad 4%;55,Mur 9%;67,Roc 15%;75,Sam 4%;86,Fosse 6%;90,Odei 5%;98,Male 10%;113,Roc 10%;122,Rid 8%;148,Beff 10%;156,Laid 6%;160,Doc 4%;</text:p>
          </table:table-cell>
          <table:table-cell table:style-name="Default"/>
          <table:table-cell table:number-columns-repeated="1021"/>
        </table:table-row>
      </table:table>
      <table:table table:name="Gand-Wevelgem - 2018" table:style-name="ta1" table:print="false">
        <table:table-column table:style-name="co1" table:default-cell-style-name="ce6"/>
        <table:table-column table:style-name="co2" table:default-cell-style-name="ce6"/>
        <table:table-column table:style-name="co1" table:number-columns-repeated="1021" table:default-cell-style-name="Default"/>
        <table:table-row table:style-name="ro1">
          <table:table-cell table:style-name="ce4" office:value-type="string">
            <text:p>Km</text:p>
          </table:table-cell>
          <table:table-cell table:style-name="ce7" office:value-type="string">
            <text:p>Comment</text:p>
          </table:table-cell>
          <table:table-cell table:style-name="ce3" table:number-columns-repeated="1021"/>
        </table:table-row>
        <table:table-row table:style-name="ro1">
          <table:table-cell table:style-name="ce5"/>
          <table:table-cell table:number-columns-repeated="34"/>
          <table:table-cell office:value-type="float" office:value="3826">
            <text:p>3826</text:p>
          </table:table-cell>
          <table:table-cell table:number-columns-repeated="987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Ravi 1</text:p>
          </table:table-cell>
          <table:table-cell table:number-columns-repeated="1021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Mt Cats 19%</text:p>
          </table:table-cell>
          <table:table-cell table:number-columns-repeated="1021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Kokereel 11%</text:p>
          </table:table-cell>
          <table:table-cell table:number-columns-repeated="1021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Mt Noir 9%</text:p>
          </table:table-cell>
          <table:table-cell table:number-columns-repeated="1021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Mt Blanc 14%</text:p>
          </table:table-cell>
          <table:table-cell table:number-columns-repeated="1021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Ravensberg 11%</text:p>
          </table:table-cell>
          <table:table-cell table:number-columns-repeated="1021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Sppeelberg 5%</text:p>
          </table:table-cell>
          <table:table-cell table:number-columns-repeated="1021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Ravi 2</text:p>
          </table:table-cell>
          <table:table-cell table:number-columns-repeated="1021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Baneberg 23%</text:p>
          </table:table-cell>
          <table:table-cell table:number-columns-repeated="1021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Kemmelberg 23%</text:p>
          </table:table-cell>
          <table:table-cell table:number-columns-repeated="1021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Kraaiberg 5%</text:p>
          </table:table-cell>
          <table:table-cell table:number-columns-repeated="1021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Mesenberg 5%</text:p>
          </table:table-cell>
          <table:table-cell table:number-columns-repeated="1021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Plugstreet 1</text:p>
          </table:table-cell>
          <table:table-cell table:number-columns-repeated="1021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Plugstreet 2</text:p>
          </table:table-cell>
          <table:table-cell table:number-columns-repeated="1021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Ravi 3</text:p>
          </table:table-cell>
          <table:table-cell table:number-columns-repeated="1021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Finish</text:p>
          </table:table-cell>
          <table:table-cell table:number-columns-repeated="1021"/>
        </table:table-row>
        <table:table-row table:style-name="ro1" table:number-rows-repeated="2">
          <table:table-cell table:number-columns-repeated="1023"/>
        </table:table-row>
        <table:table-row table:style-name="ro1" table:number-rows-repeated="9"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>
            <text:p>0,Start;1,Beau 5%;18,Hives 7%;25,Ortho 3%;40,Fily 5%;45,Wib 6%;47,Nad 4%;55,Mur 9%;60,Ravi 1;67,Roc 15%;75,Sam 4%;86,Fosse 6%;90,Odei 5%;98,Male 10%;113,Roc 10%;122,Rid 8%;132,Ravi 2;148,Beff 10%;156,Laid 6%;160,Doc 4%;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>
            <text:p>0,Start;1,Beau 5%;18,Hives 7%;25,Ortho 3%;40,Fily 5%;45,Wib 6%;47,Nad 4%;55,Mur 9%;67,Roc 15%;75,Sam 4%;86,Fosse 6%;90,Odei 5%;98,Male 10%;113,Roc 10%;122,Rid 8%;148,Beff 10%;156,Laid 6%;160,Doc 4%;</text:p>
          </table:table-cell>
          <table:table-cell table:style-name="Default"/>
          <table:table-cell table:number-columns-repeated="1021"/>
        </table:table-row>
        <table:table-row table:style-name="ro1" table:number-rows-repeated="2"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>
            <text:p>50,Ravi 1;59,Mt Cats 19%;64,Kokereel 11%;66,Mt Noir 9%;72,Mt Blanc 14%;78,Ravensberg 11%;79,Sppeelberg 5%;81,Ravi 2;85,Baneberg 23%;91,Kemmelberg 23%;96,Kraaiberg 5%;99,Mesenberg 5%;100,Plugstreet 1;102,Plugstreet 2;105,Ravi 3;137,Finish;</text:p>
          </table:table-cell>
          <table:table-cell table:style-name="Default"/>
          <table:table-cell table:number-columns-repeated="1021"/>
        </table:table-row>
      </table:table>
      <table:table table:name="RVV - 2018" table:style-name="ta1" table:print="false">
        <table:table-column table:style-name="co1" table:default-cell-style-name="ce6"/>
        <table:table-column table:style-name="co2" table:default-cell-style-name="ce6"/>
        <table:table-column table:style-name="co1" table:number-columns-repeated="1021" table:default-cell-style-name="Default"/>
        <table:table-row table:style-name="ro1">
          <table:table-cell table:style-name="ce4" office:value-type="string">
            <text:p>Km</text:p>
          </table:table-cell>
          <table:table-cell table:style-name="ce7" office:value-type="string">
            <text:p>Comment</text:p>
          </table:table-cell>
          <table:table-cell table:style-name="ce3" table:number-columns-repeated="1021"/>
        </table:table-row>
        <table:table-row table:style-name="ro1">
          <table:table-cell table:style-name="ce5"/>
          <table:table-cell table:number-columns-repeated="34"/>
          <table:table-cell office:value-type="float" office:value="3826">
            <text:p>3826</text:p>
          </table:table-cell>
          <table:table-cell table:number-columns-repeated="987"/>
        </table:table-row>
        <table:table-row table:style-name="ro1">
          <table:table-cell table:formula="of:=[.C3]-[.C$3]" office:value-type="float" office:value="0">
            <text:p>0</text:p>
          </table:table-cell>
          <table:table-cell office:value-type="string">
            <text:p>Start</text:p>
          </table:table-cell>
          <table:table-cell office:value-type="float" office:value="135">
            <text:p>135</text:p>
          </table:table-cell>
          <table:table-cell table:number-columns-repeated="1020"/>
        </table:table-row>
        <table:table-row table:style-name="ro1">
          <table:table-cell table:formula="of:=[.C4]-[.C$3]" office:value-type="float" office:value="2">
            <text:p>2</text:p>
          </table:table-cell>
          <table:table-cell office:value-type="string">
            <text:p>Edelare 7%</text:p>
          </table:table-cell>
          <table:table-cell office:value-type="float" office:value="137">
            <text:p>137</text:p>
          </table:table-cell>
          <table:table-cell table:number-columns-repeated="1020"/>
        </table:table-row>
        <table:table-row table:style-name="ro1">
          <table:table-cell table:formula="of:=[.C5]-[.C$3]" office:value-type="float" office:value="7">
            <text:p>7</text:p>
          </table:table-cell>
          <table:table-cell office:value-type="string">
            <text:p>Wolvenberg 17%</text:p>
          </table:table-cell>
          <table:table-cell office:value-type="float" office:value="142">
            <text:p>142</text:p>
          </table:table-cell>
          <table:table-cell table:number-columns-repeated="1020"/>
        </table:table-row>
        <table:table-row table:style-name="ro1">
          <table:table-cell table:formula="of:=[.C6]-[.C$3]" office:value-type="float" office:value="7">
            <text:p>7</text:p>
          </table:table-cell>
          <table:table-cell office:value-type="string">
            <text:p>Holleweg</text:p>
          </table:table-cell>
          <table:table-cell office:value-type="float" office:value="142">
            <text:p>142</text:p>
          </table:table-cell>
          <table:table-cell table:number-columns-repeated="1020"/>
        </table:table-row>
        <table:table-row table:style-name="ro1">
          <table:table-cell table:formula="of:=[.C7]-[.C$3]" office:value-type="float" office:value="13">
            <text:p>13</text:p>
          </table:table-cell>
          <table:table-cell office:value-type="string">
            <text:p>Haaghoek</text:p>
          </table:table-cell>
          <table:table-cell office:value-type="float" office:value="148">
            <text:p>148</text:p>
          </table:table-cell>
          <table:table-cell table:number-columns-repeated="1020"/>
        </table:table-row>
        <table:table-row table:style-name="ro1">
          <table:table-cell table:formula="of:=[.C8]-[.C$3]" office:value-type="float" office:value="16">
            <text:p>16</text:p>
          </table:table-cell>
          <table:table-cell office:value-type="string">
            <text:p>Leberg 14%</text:p>
          </table:table-cell>
          <table:table-cell office:value-type="float" office:value="151">
            <text:p>151</text:p>
          </table:table-cell>
          <table:table-cell table:number-columns-repeated="1020"/>
        </table:table-row>
        <table:table-row table:style-name="ro1">
          <table:table-cell table:formula="of:=[.C9]-[.C$3]" office:value-type="float" office:value="20">
            <text:p>20</text:p>
          </table:table-cell>
          <table:table-cell office:value-type="string">
            <text:p>Berendries 13%</text:p>
          </table:table-cell>
          <table:table-cell office:value-type="float" office:value="155">
            <text:p>155</text:p>
          </table:table-cell>
          <table:table-cell table:number-columns-repeated="1020"/>
        </table:table-row>
        <table:table-row table:style-name="ro1">
          <table:table-cell table:formula="of:=[.C10]-[.C$3]" office:value-type="float" office:value="25">
            <text:p>25</text:p>
          </table:table-cell>
          <table:table-cell office:value-type="string">
            <text:p>Tenbosse 9%</text:p>
          </table:table-cell>
          <table:table-cell office:value-type="float" office:value="160">
            <text:p>160</text:p>
          </table:table-cell>
          <table:table-cell table:number-columns-repeated="1020"/>
        </table:table-row>
        <table:table-row table:style-name="ro1">
          <table:table-cell table:formula="of:=[.C11]-[.C$3]" office:value-type="float" office:value="31">
            <text:p>31</text:p>
          </table:table-cell>
          <table:table-cell office:value-type="string">
            <text:p>Muur 20%</text:p>
          </table:table-cell>
          <table:table-cell office:value-type="float" office:value="166">
            <text:p>166</text:p>
          </table:table-cell>
          <table:table-cell table:number-columns-repeated="1020"/>
        </table:table-row>
        <table:table-row table:style-name="ro1">
          <table:table-cell table:formula="of:=[.C12]-[.C$3]" office:value-type="float" office:value="54">
            <text:p>54</text:p>
          </table:table-cell>
          <table:table-cell office:value-type="string">
            <text:p>Pottelberg 8%</text:p>
          </table:table-cell>
          <table:table-cell office:value-type="float" office:value="189">
            <text:p>189</text:p>
          </table:table-cell>
          <table:table-cell table:number-columns-repeated="1020"/>
        </table:table-row>
        <table:table-row table:style-name="ro1">
          <table:table-cell table:formula="of:=[.C13]-[.C$3]" office:value-type="float" office:value="60">
            <text:p>60</text:p>
          </table:table-cell>
          <table:table-cell office:value-type="string">
            <text:p>Kanarieberg 14%</text:p>
          </table:table-cell>
          <table:table-cell office:value-type="float" office:value="195">
            <text:p>195</text:p>
          </table:table-cell>
          <table:table-cell table:number-columns-repeated="1020"/>
        </table:table-row>
        <table:table-row table:style-name="ro1">
          <table:table-cell table:formula="of:=[.C14]-[.C$3]" office:value-type="float" office:value="75">
            <text:p>75</text:p>
          </table:table-cell>
          <table:table-cell office:value-type="string">
            <text:p>Kwaremont 12%</text:p>
          </table:table-cell>
          <table:table-cell office:value-type="float" office:value="210">
            <text:p>210</text:p>
          </table:table-cell>
          <table:table-cell table:number-columns-repeated="1020"/>
        </table:table-row>
        <table:table-row table:style-name="ro1">
          <table:table-cell table:formula="of:=[.C15]-[.C$3]" office:value-type="float" office:value="78">
            <text:p>78</text:p>
          </table:table-cell>
          <table:table-cell office:value-type="string">
            <text:p>Paterberg 20%</text:p>
          </table:table-cell>
          <table:table-cell office:value-type="float" office:value="213">
            <text:p>213</text:p>
          </table:table-cell>
          <table:table-cell table:number-columns-repeated="1020"/>
        </table:table-row>
        <table:table-row table:style-name="ro1">
          <table:table-cell table:formula="of:=[.C16]-[.C$3]" office:value-type="float" office:value="85">
            <text:p>85</text:p>
          </table:table-cell>
          <table:table-cell office:value-type="string">
            <text:p>Koppenberg 22%</text:p>
          </table:table-cell>
          <table:table-cell office:value-type="float" office:value="220">
            <text:p>220</text:p>
          </table:table-cell>
          <table:table-cell table:number-columns-repeated="1020"/>
        </table:table-row>
        <table:table-row table:style-name="ro1">
          <table:table-cell table:formula="of:=[.C17]-[.C$3]" office:value-type="float" office:value="89">
            <text:p>89</text:p>
          </table:table-cell>
          <table:table-cell office:value-type="string">
            <text:p>Mariabonnestraat</text:p>
          </table:table-cell>
          <table:table-cell office:value-type="float" office:value="224">
            <text:p>224</text:p>
          </table:table-cell>
          <table:table-cell table:number-columns-repeated="1020"/>
        </table:table-row>
        <table:table-row table:style-name="ro1">
          <table:table-cell table:formula="of:=[.C18]-[.C$3]" office:value-type="float" office:value="90">
            <text:p>90</text:p>
          </table:table-cell>
          <table:table-cell office:value-type="string">
            <text:p>Steenbeekdries 7%</text:p>
          </table:table-cell>
          <table:table-cell office:value-type="float" office:value="225">
            <text:p>225</text:p>
          </table:table-cell>
          <table:table-cell table:number-columns-repeated="1020"/>
        </table:table-row>
        <table:table-row table:style-name="ro1">
          <table:table-cell table:formula="of:=[.C19]-[.C$3]" office:value-type="float" office:value="93">
            <text:p>93</text:p>
          </table:table-cell>
          <table:table-cell office:value-type="string">
            <text:p>Taaienberg 16%</text:p>
          </table:table-cell>
          <table:table-cell office:value-type="float" office:value="228">
            <text:p>228</text:p>
          </table:table-cell>
          <table:table-cell table:number-columns-repeated="1020"/>
        </table:table-row>
        <table:table-row table:style-name="ro1">
          <table:table-cell table:formula="of:=[.C20]-[.C$3]" office:value-type="float" office:value="104">
            <text:p>104</text:p>
          </table:table-cell>
          <table:table-cell office:value-type="string">
            <text:p>Kruisberg 9%</text:p>
          </table:table-cell>
          <table:table-cell office:value-type="float" office:value="239">
            <text:p>239</text:p>
          </table:table-cell>
          <table:table-cell table:number-columns-repeated="1020"/>
        </table:table-row>
        <table:table-row table:style-name="ro1">
          <table:table-cell table:formula="of:=[.C21]-[.C$3]" office:value-type="float" office:value="113">
            <text:p>113</text:p>
          </table:table-cell>
          <table:table-cell office:value-type="string">
            <text:p>Kwaremont 12%</text:p>
          </table:table-cell>
          <table:table-cell office:value-type="float" office:value="248">
            <text:p>248</text:p>
          </table:table-cell>
          <table:table-cell table:number-columns-repeated="1020"/>
        </table:table-row>
        <table:table-row table:style-name="ro1">
          <table:table-cell table:formula="of:=[.C22]-[.C$3]" office:value-type="float" office:value="116">
            <text:p>116</text:p>
          </table:table-cell>
          <table:table-cell office:value-type="string">
            <text:p>Paterberg 20%</text:p>
          </table:table-cell>
          <table:table-cell office:value-type="float" office:value="251">
            <text:p>251</text:p>
          </table:table-cell>
          <table:table-cell table:number-columns-repeated="1020"/>
        </table:table-row>
        <table:table-row table:style-name="ro1">
          <table:table-cell table:formula="of:=[.C23]-[.C$3]" office:value-type="float" office:value="123">
            <text:p>123</text:p>
          </table:table-cell>
          <table:table-cell office:value-type="string">
            <text:p>Koppenberg 22%</text:p>
          </table:table-cell>
          <table:table-cell office:value-type="float" office:value="258">
            <text:p>258</text:p>
          </table:table-cell>
          <table:table-cell table:number-columns-repeated="1020"/>
        </table:table-row>
        <table:table-row table:style-name="ro1">
          <table:table-cell table:formula="of:=[.C24]-[.C$3]" office:value-type="float" office:value="128">
            <text:p>128</text:p>
          </table:table-cell>
          <table:table-cell table:style-name="Default" office:value-type="string">
            <text:p>Finish</text:p>
          </table:table-cell>
          <table:table-cell office:value-type="float" office:value="263">
            <text:p>263</text:p>
          </table:table-cell>
          <table:table-cell table:number-columns-repeated="1020"/>
        </table:table-row>
        <table:table-row table:style-name="ro1" table:number-rows-repeated="12"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>
            <text:p>0,Start;2,Edelare 7%;7,Wolvenberg 17%;7,Holleweg;13,Haaghoek;16,Leberg 14%;20,Berendries 13%;25,Tenbosse 9%;31,Muur 20%;54,Pottelberg 8%;60,Kanarieberg 14%;75,Kwaremont 12%;78,Paterberg 20%;85,Koppenberg 22%;89,Mariabonnestraat;90,Steenbeekdries 7%;93,Taaienberg 16%;104,Kruisberg 9%;113,Kwaremont 12%;116,Paterberg 20%;123,Koppenberg 22%;128,Finish;</text:p>
          </table:table-cell>
          <table:table-cell table:style-name="Default"/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27/03/2018</text:date>, <text:time>08:24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17:28:44.987000000</meta:creation-date>
    <dc:date>2018-03-27T08:24:04.36</dc:date>
    <meta:editing-duration>PT3H49M27S</meta:editing-duration>
    <meta:editing-cycles>64</meta:editing-cycles>
    <meta:generator>OpenOffice/4.1.5$Win32 OpenOffice.org_project/415m1$Build-9789</meta:generator>
    <meta:document-statistic meta:table-count="7" meta:cell-count="278" meta:object-count="0"/>
  </office:meta>
</office:document-meta>
</file>

<file path=Basic/Standard/GenerateList.xml><?xml version="1.0" encoding="utf-8"?>
<!DOCTYPE module  PUBLIC '-//OpenOffice.org//DTD OfficeDocument 1.0//EN'  'module.dtd'>
<script:module xmlns:script="http://openoffice.org/2000/script" script:name="GenerateList" script:language="StarBasic">REM  *****  BASIC  *****
Sub Main
	Dim result As String, oSheet As Object, dCell As Object,  cCell As Object, rCell As Object
	oSheet=thiscomponent.getcurrentcontroller.activesheet
	For i = 2 to 25
		REM dCell = oSheet.getCellByPosition(0,i).getValue()
		REM cCell = oSheet.getCellByPosition(1,i)
		if not(oSheet.getCellByPosition(0,i).getFormula() = "") then
			result = result + oSheet.getCellByPosition(0,i).getValue() + "," + oSheet.getCellByPosition(1,i).getFormula() + ";"
		endif
	next i
	oSheet.getCellByPosition(0,36).setFormula( result ) 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enerateLis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